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62mm"/>
    </style:style>
    <style:style style:name="co3" style:family="table-column">
      <style:table-column-properties fo:break-before="auto" style:column-width="107.72mm"/>
    </style:style>
    <style:style style:name="co4" style:family="table-column">
      <style:table-column-properties fo:break-before="auto" style:column-width="88.35mm"/>
    </style:style>
    <style:style style:name="co5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1584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oron 1 250x250</text:p>
          </table:table-cell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Voron 2 250x25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Voron 2 300x30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Voron 2 350x350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M5x40 SHCS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Fasteners</text:p>
          </table:table-cell>
          <table:table-cell table:style-name="ce2" office:value-type="string" calcext:value-type="string">
            <text:p>M5x40 SHC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asteners</text:p>
          </table:table-cell>
          <table:table-cell table:style-name="ce2" office:value-type="string" calcext:value-type="string">
            <text:p>M5x40 SHC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asteners</text:p>
          </table:table-cell>
          <table:table-cell table:style-name="ce2" office:value-type="string" calcext:value-type="string">
            <text:p>M5x40 SHCS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x30 BHCS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x30 BHC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string" calcext:value-type="string">
            <text:p>M5x30 BHC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string" calcext:value-type="string">
            <text:p>M5x30 BHCS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x16 BHCS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x16 BHCS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" office:value-type="string" calcext:value-type="string">
            <text:p>M5x16 BHCS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" office:value-type="string" calcext:value-type="string">
            <text:p>M5x16 BHCS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x10 BHCS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x10 BHC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M5x10 BHC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M5x10 BHCS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 Hexnut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 Hexnut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M5 Hexnut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M5 Hexnut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 1mm Spacer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 1mm Space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" office:value-type="string" calcext:value-type="string">
            <text:p>M5 1mm Space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" office:value-type="string" calcext:value-type="string">
            <text:p>M5 1mm Spacer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5 T-nut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5 T-nut HNTAJ5-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M5 T-nut HNTAJ5-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M5 T-nut HNTAJ5-5</text:p>
          </table:table-cell>
          <table:table-cell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4x6 BHCS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M3x40 SHCS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40 SHCS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M3x40 SHCS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M3x40 SHCS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30 SHCS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30 SHC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M3x30 SHC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M3x30 SHCS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20 SHCS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20 SHC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" office:value-type="string" calcext:value-type="string">
            <text:p>M3x20 SHC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" office:value-type="string" calcext:value-type="string">
            <text:p>M3x20 SHCS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16 SHC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16 SHC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string" calcext:value-type="string">
            <text:p>M3x16 SHC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string" calcext:value-type="string">
            <text:p>M3x16 SHCS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12 SHCS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12 SHC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M3x12 SHC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M3x12 SHCS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8 SHCS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8 SHCS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ce2" office:value-type="string" calcext:value-type="string">
            <text:p>M3x8 SHCS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2" office:value-type="string" calcext:value-type="string">
            <text:p>M3x8 SHCS</text:p>
          </table:table-cell>
          <table:table-cell office:value-type="float" office:value="217" calcext:value-type="float">
            <text:p>2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x6 BHCS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x6 BHC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M3x6 BHC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M3x6 BHCS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Hexnut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 Hexnu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M3 Hexnu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M3 Hexnut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T-nut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 T-nut HNTAJ5-3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2" office:value-type="string" calcext:value-type="string">
            <text:p>M3 T-nut HNTAJ5-3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" office:value-type="string" calcext:value-type="string">
            <text:p>M3 T-nut HNTAJ5-3</text:p>
          </table:table-cell>
          <table:table-cell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Hammer Head T-nuts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 Hammer Head T-nut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2" office:value-type="string" calcext:value-type="string">
            <text:p>M3 Hammer Head T-nut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2" office:value-type="string" calcext:value-type="string">
            <text:p>M3 Hammer Head T-nuts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Threaded Insert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3 Threaded Insert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" office:value-type="string" calcext:value-type="string">
            <text:p>M3 Threaded Insert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" office:value-type="string" calcext:value-type="string">
            <text:p>M3 Threaded Insert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3 Knurled Nut (DIN 466-B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M2x10 Self-Tapping Screw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2x10 Self-tapping Screw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M2x10 Self-tapping Screw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M2x10 Self-tapping Screw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Yellow Die Spring - M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M4 Knurled Nut (DIN 466-B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4 Knurled Nut (DIN 466-B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4 Knurled Nut (DIN 466-B)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tion</text:p>
          </table:table-cell>
          <table:table-cell table:style-name="ce2" office:value-type="string" calcext:value-type="string">
            <text:p>GT2 20T Pulley (5mm ID 6mm W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Motion</text:p>
          </table:table-cell>
          <table:table-cell table:style-name="ce2" office:value-type="string" calcext:value-type="string">
            <text:p>GT2 20T Pulley (5mm ID 6mm W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ion</text:p>
          </table:table-cell>
          <table:table-cell table:style-name="ce2" office:value-type="string" calcext:value-type="string">
            <text:p>GT2 20T Pulley (5mm ID 6mm W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ion</text:p>
          </table:table-cell>
          <table:table-cell table:style-name="ce2" office:value-type="string" calcext:value-type="string">
            <text:p>GT2 20T Pulley (5mm ID 6mm W)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GT2 20T Toothed Idler (5mm ID 6mm W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F695 Bearing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F695 Bearing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F695 Bearing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F695 Beari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GT2 20T Toothed Idler (5mm ID 6mm W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GT2 20T Toothed Idler (5mm ID 6mm W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GT2 20T Toothed Idler (5mm ID 6mm W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LM8LUU Linear Bear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8x8 Leadscrew Nu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5x30mm Shaf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BMG Extruder Componnets Ki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Linear Rail MGN9H 300m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Linear Rail MGN9H 350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Linear Rail MGN9H 300m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Linear Rail MGN9H 350m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Linear Rail MGN9H 400mm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Linear Shaft 8x320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Linear Shaft 8x320mm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T2 Open Belt LL-2GT-6 (6mm wide)</text:p>
          </table:table-cell>
          <table:table-cell table:formula="of:=1690*2" office:value-type="float" office:value="3380" calcext:value-type="float">
            <text:p>3380</text:p>
          </table:table-cell>
          <table:table-cell table:number-columns-repeated="2"/>
          <table:table-cell table:style-name="ce2" office:value-type="string" calcext:value-type="string">
            <text:p>GT2 Open Belt LL-2GT-6 (6mm wide)</text:p>
          </table:table-cell>
          <table:table-cell table:formula="of:=1890*2" office:value-type="float" office:value="3780" calcext:value-type="float">
            <text:p>3780</text:p>
          </table:table-cell>
          <table:table-cell table:number-columns-repeated="2"/>
          <table:table-cell table:style-name="ce2" office:value-type="string" calcext:value-type="string">
            <text:p>GT2 Open Belt LL-2GT-6 (6mm wide) - 1600mm</text:p>
          </table:table-cell>
          <table:table-cell table:formula="of:=1600*2" office:value-type="float" office:value="3200" calcext:value-type="float">
            <text:p>3200</text:p>
          </table:table-cell>
          <table:table-cell table:number-columns-repeated="2"/>
          <table:table-cell table:style-name="ce2" office:value-type="string" calcext:value-type="string">
            <text:p>GT2 Open Belt LL-2GT-6 (6mm wide) - 1800mm</text:p>
          </table:table-cell>
          <table:table-cell table:formula="of:=1800*2" office:value-type="float" office:value="3600" calcext:value-type="float">
            <text:p>3600</text:p>
          </table:table-cell>
          <table:table-cell table:number-columns-repeated="2"/>
          <table:table-cell table:style-name="ce2" office:value-type="string" calcext:value-type="string">
            <text:p>GT2 Open Belt LL-2GT-6 (6mm wide) - 2000mm</text:p>
          </table:table-cell>
          <table:table-cell table:formula="of:=2000*2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bration Management</text:p>
          </table:table-cell>
          <table:table-cell table:style-name="ce2" office:value-type="string" calcext:value-type="string">
            <text:p>Rubber Compressor Foo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table:number-columns-repeated="9"/>
          <table:table-cell table:style-name="ce2" office:value-type="string" calcext:value-type="string">
            <text:p>GT2 20T Toothed Idler (5mm ID 9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20T Toothed Idler (5mm ID 9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20T Toothed Idler (5mm ID 9mm W)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625 Bearing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625 Bearing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625 Bearing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5x60mm Sha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5x60mm Shaf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5x60mm Shaft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GT2 16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16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16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GT2 80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80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80T Pulley (5mm ID 6mm W)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GT2 20T Pulley (5mm ID 9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20T Pulley (5mm ID 9mm W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20T Pulley (5mm ID 9mm W)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GT2 Belt Loop (6mm W) - 188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Belt Loop (6mm W) - 188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Belt Loop (6mm W) - 188mm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office:value-type="string" calcext:value-type="string">
            <text:p>GT2 Open Belt LL-2GT-9 (9mm wide) - 910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Open Belt LL-2GT-9 (9mm wide) - 1010m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GT2 Open Belt LL-2GT-9 (9mm wide) - 1110mm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2" office:value-type="string" calcext:value-type="string">
            <text:p>NEMA17 Motor 17HS19-2004S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Electronics</text:p>
          </table:table-cell>
          <table:table-cell table:style-name="ce2" office:value-type="string" calcext:value-type="string">
            <text:p>NEMA17 Motor 17HS19-2004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lectronics</text:p>
          </table:table-cell>
          <table:table-cell table:style-name="ce2" office:value-type="string" calcext:value-type="string">
            <text:p>NEMA17 Motor 17HS19-2004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lectronics</text:p>
          </table:table-cell>
          <table:table-cell table:style-name="ce2" office:value-type="string" calcext:value-type="string">
            <text:p>NEMA17 Motor 17HS19-2004S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SPDT KW10 Limit Micro Switch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PL-08N Inductive Prob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E3D V6 Bowden Hotend Kit (24V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40x40x20 Centrifugal Fan (24V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40x40x10 Axial Fan (24V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ini 12864 Displa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Inlet Power Socket IEC320 C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Keystone CAT6 Insert (Optional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60x60x20 Fan (24V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60x60x20 Fan (24V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60x60x20 Fan (24V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60x60x20 Fan (24V)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SKR 1.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SKR 1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SKR 1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SKR 1.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TMC2209 Stepper Motor Driv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TMC2209 Stepper Motor Drive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TMC2209 Stepper Motor Drive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TMC2209 Stepper Motor Driver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B Cable A-male B-ma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USB Cable A-male B-ma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USB Cable A-male B-ma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USB Cable A-male B-ma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Raspberry Pi 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ean Well LRS-200-24 PSU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ean Well RS-25-5 PSU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Omron G3A-210B-DC5 SS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DIN Rail Mount Bracket for G3A SS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BAT85 Di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C13 Power Co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Thermal Fuse (120C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NEMA17 Motor 17HS08-1004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NEMA17 TR8x8 300mm Linear Stepp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EMA17 TR8x8 300mm Linear Stepper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</text:p>
          </table:table-cell>
          <table:table-cell table:style-name="ce2" office:value-type="string" calcext:value-type="string">
            <text:p>Fume Extractor Carbon Filter El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4mm Bowden Coupl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Bowden Tube 100mm Piece (For Spool Holder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 office:value-type="string" calcext:value-type="string">
            <text:p>Bowden Tube 100mm Piece (For Spool Holder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Bowden Tube 100mm Piece (For Spool Holder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Bowden Tube 100mm Piece (For Spool Holder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3M VHB Tape 59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Loctite Blue Threadlocker Sti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obil EP2 Greas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Tesa Wire Loom Harness Tap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table:number-columns-repeated="9"/>
          <table:table-cell table:style-name="ce2" office:value-type="string" calcext:value-type="string">
            <text:p>SuperLube PTFE Grea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SuperLube PTFE Grea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SuperLube PTFE Greas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6x3mm Neodimium Magne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6x3mm Neodimium Magne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PTFE Tube (4mm OD 3mm ID) - 1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PTFE Tube (4mm OD 3mm ID) - 1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Cables</text:p>
          </table:table-cell>
          <table:table-cell table:style-name="ce2" office:value-type="string" calcext:value-type="string">
            <text:p>Nylon Cable Ties 4"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ables</text:p>
          </table:table-cell>
          <table:table-cell table:style-name="ce2" office:value-type="string" calcext:value-type="string">
            <text:p>Nylon Cable Ties 4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1/2" Braided Cable Sheathing (f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1/2" Braided Cable Sheathing (ft)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0AWG Silicone Cable (ft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20AWG Silicone Cable (ft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20AWG Silicone Cable (10ft tota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20AWG Silicone Cable (10ft tota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20AWG Silicone Cable (10ft total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24AWG Silicone Cable (ft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24AWG Silicone Cable (ft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24AWG Silicone Cable (250ft tota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24AWG Silicone Cable (250ft total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24AWG Silicone Cable (250ft total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Spade Crimp Terminal 4.8mm Fem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Spade Crimp Terminal 4.8mm Fem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Spade Crimp Terminal 4.8mm Femal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Spade Crimp Terminal 4.8mm Femal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Spade Crimp Terminal 4.8mm Female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JST XH Connector Plug 4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JST XH Connector Plug 4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JST XH Connector Plug 4 Positio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JST XH Connector Plug 4 Positio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JST XH Connector Plug 4 Position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JST XH Connector Plug 3 Posi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JST XH Connector Plug 3 Position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ST XH Connector Plug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JST XH Connector Plug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JST XH Connector Plug 2 Position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ST XH Connector Plug 2 Position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ST XH Connector Plug 2 Position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JST XH Fe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JST XH Fe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icroFit3 Connector Plug 4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Plug 4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Plug 4 Posi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icroFit3 Connector Plug 4 Posi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icroFit3 Connector Plug 4 Position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MicroFit3 Connector Plug 3 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icroFit3 Connector Plug 3 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icroFit3 Connector Plug 2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MicroFit3 Connector Plug 2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MicroFit3 Connector Plug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Plug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Plug 2 Position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MicroFit3 Connector Receptacle 4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Receptacle 4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Receptacle 4 Posi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icroFit3 Connector Receptacle 4 Posi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icroFit3 Connector Receptacle 4 Position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MicroFit3 Connector Receptacle 3 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icroFit3 Connector Receptacle 3 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icroFit3 Connector Receptacle 2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MicroFit3 Connector Receptacle 2 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MicroFit3 Connector Receptacle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Receptacle 2 Posi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MicroFit3 Connector Receptacle 2 Position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MicroFit3 Fe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MicroFit3 Fe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icroFit3 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MicroFit3 Male Pin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10x11 Cable Chain - 1m</text:p>
          </table:table-cell>
          <table:table-cell office:value-type="string" calcext:value-type="string">
            <text:p><text:s/>2 End Set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0x11 Cable Chain - 1m</text:p>
          </table:table-cell>
          <table:table-cell office:value-type="string" calcext:value-type="string">
            <text:p><text:s/>2 End Set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me</text:p>
          </table:table-cell>
          <table:table-cell table:style-name="ce2" office:value-type="string" calcext:value-type="string">
            <text:p>DIN 3 Rails (35mm W) - 37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ame</text:p>
          </table:table-cell>
          <table:table-cell table:style-name="ce2" office:value-type="string" calcext:value-type="string">
            <text:p>DIN 3 Rails (35mm W) - 42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ame</text:p>
          </table:table-cell>
          <table:table-cell table:style-name="ce2" office:value-type="string" calcext:value-type="string">
            <text:p>DIN 3 Rails (35mm W) - 370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DIN 3 Rails (35mm W) - 420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DIN 3 Rails (35mm W) - 470mm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Misumi HFSB5-2020-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isumi HFSB5-2020-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34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isumi HFSB5-2020-37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Misumi HFSB5-2020-420-TPW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Misumi HFSB5-2020-370-TPW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/>
          <table:table-cell table:style-name="ce2" office:value-type="string" calcext:value-type="string">
            <text:p>Misumi HFSB5-2020-420-TPW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Misumi HFSB5-2020-470-TPW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05"/>
        </table:table-row>
        <table:table-row table:style-name="ro1">
          <table:table-cell/>
          <table:table-cell office:value-type="string" calcext:value-type="string">
            <text:p>Misumi HFSB5-2020-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umi HFSB5-2020-200-TPW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umi HFSB5-2020-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umi HFSB5-2020-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umi HFSB5-2020-45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isumi HFSB5-2020-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3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3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umi HFSB5-2020-43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Misumi HFSB5-2020-5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Misumi HFSB5-2020-500-LTP-RCP-AV380-AP4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Coroplast Sheet - 370x370x4 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els</text:p>
          </table:table-cell>
          <table:table-cell office:value-type="string" calcext:value-type="string">
            <text:p>Coroplast Sheet - 420x420x4 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els</text:p>
          </table:table-cell>
          <table:table-cell office:value-type="string" calcext:value-type="string">
            <text:p>Coroplast Sheet - 370x370x4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els</text:p>
          </table:table-cell>
          <table:table-cell office:value-type="string" calcext:value-type="string">
            <text:p>Coroplast Sheet - 420x420x4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els</text:p>
          </table:table-cell>
          <table:table-cell office:value-type="string" calcext:value-type="string">
            <text:p>Coroplast Sheet - 470x470x4 mm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roplast Sheet - 385x385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435x435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384x404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434x454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484x504x4 mm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roplast Sheet - 198x384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198x434x4 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oplast Sheet - 246x384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246x434x4 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oplast Sheet - 236x365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236x415x4 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oplast Sheet - 242x46x4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roplast Sheet - 242x46x4 mm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oplast Sheet - 369x66x4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oplast Sheet - 419x66x4 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ylic Sheet Clear - 192x44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217x44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192x40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217x45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242x504x2.5 mm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crylic Sheet Clear - 384x44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434x44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384x40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434x454x2.5 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rylic Sheet Clear - 484x504x2.5 mm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crylic Sheet Clear - 384x384x2.5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rylic Sheet Clear - 434x434x2.5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rylic Sheet Clear - 384x384x2.5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rylic Sheet Clear - 434x434x2.5 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rylic Sheet Clear - 484x484x2.5 mm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0"x1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2"x1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0"x10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2"x12"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4"x14"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I 0.04" Sheet - 10"x10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I 0.04" Sheet - 12"x12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I 0.04" Sheet - 10"x10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I 0.04" Sheet - 12"x12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I 0.04" Sheet - 14"x14"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IC6 5/16" Plate - 10"x10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C6 5/16" Plate - 12"x12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C6 5/16" Plate - 10"x10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C6 5/16" Plate - 12"x12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C6 5/16" Plate - 14"x14"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eenovo Silicone AC Heater w/ thermistor - 200x200mm (300W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enovo Silicone AC Heater w/ thermistor - 250x250mm (450W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enovo Silicone AC Heater w/ thermistor - 200x200mm (300W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enovo Silicone AC Heater w/ thermistor - 250x250mm (450W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enovo Silicone AC Heater w/ thermistor - 300x300mm (650W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6" office:value-type="string" calcext:value-type="string">
            <text:p>Frame</text:p>
          </table:table-cell>
          <table:table-cell table:style-name="ce15" office:value-type="string" calcext:value-type="string">
            <text:p>Linear rail</text:p>
          </table:table-cell>
          <table:table-cell table:style-name="ce6" office:value-type="string" calcext:value-type="string">
            <text:p>Be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2" office:value-type="float" office:value="100" calcext:value-type="float">
            <text:p>100</text:p>
          </table:table-cell>
          <table:table-cell table:style-name="ce15" table:formula="of:=[.K120]-70" office:value-type="float" office:value="30" calcext:value-type="float">
            <text:p>30</text:p>
          </table:table-cell>
          <table:table-cell table:style-name="ce6" table:formula="of:=[.L120]-50" office:value-type="float" office:value="-20" calcext:value-type="float">
            <text:p>-2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21]+70" office:value-type="float" office:value="120" calcext:value-type="float">
            <text:p>120</text:p>
          </table:table-cell>
          <table:table-cell table:style-name="ce9" office:value-type="float" office:value="50" calcext:value-type="float">
            <text:p>50</text:p>
          </table:table-cell>
          <table:table-cell table:style-name="ce7" table:formula="of:=[.L121]-5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table:formula="of:=[.L122]+70" office:value-type="float" office:value="150" calcext:value-type="float">
            <text:p>150</text:p>
          </table:table-cell>
          <table:table-cell table:style-name="ce9" office:value-type="float" office:value="80" calcext:value-type="float">
            <text:p>80</text:p>
          </table:table-cell>
          <table:table-cell table:style-name="ce7" table:formula="of:=[.L122]-50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" table:formula="of:=[.L123]+70" office:value-type="float" office:value="170" calcext:value-type="float">
            <text:p>170</text:p>
          </table:table-cell>
          <table:table-cell table:style-name="ce14" office:value-type="float" office:value="100" calcext:value-type="float">
            <text:p>100</text:p>
          </table:table-cell>
          <table:table-cell table:style-name="ce7" table:formula="of:=[.L123]-50" office:value-type="float" office:value="50" calcext:value-type="float">
            <text:p>50</text:p>
          </table:table-cell>
          <table:table-cell/>
          <table:table-cell table:formula="of:=[.P123]/[.P122]*[.O122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4" table:formula="of:=[.L124]+70" office:value-type="float" office:value="200" calcext:value-type="float">
            <text:p>200</text:p>
          </table:table-cell>
          <table:table-cell table:style-name="ce9" office:value-type="float" office:value="130" calcext:value-type="float">
            <text:p>130</text:p>
          </table:table-cell>
          <table:table-cell table:style-name="ce7" table:formula="of:=[.L124]-50"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25]+70" office:value-type="float" office:value="220" calcext:value-type="float">
            <text:p>220</text:p>
          </table:table-cell>
          <table:table-cell table:style-name="ce14" office:value-type="float" office:value="150" calcext:value-type="float">
            <text:p>150</text:p>
          </table:table-cell>
          <table:table-cell table:style-name="ce7" table:formula="of:=[.L125]-50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26]+70" office:value-type="float" office:value="250" calcext:value-type="float">
            <text:p>250</text:p>
          </table:table-cell>
          <table:table-cell table:style-name="ce9" office:value-type="float" office:value="180" calcext:value-type="float">
            <text:p>180</text:p>
          </table:table-cell>
          <table:table-cell table:style-name="ce7" table:formula="of:=[.L126]-50" office:value-type="float" office:value="130" calcext:value-type="float">
            <text:p>13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27]+70" office:value-type="float" office:value="270" calcext:value-type="float">
            <text:p>270</text:p>
          </table:table-cell>
          <table:table-cell table:style-name="ce14" office:value-type="float" office:value="200" calcext:value-type="float">
            <text:p>200</text:p>
          </table:table-cell>
          <table:table-cell table:style-name="ce7" table:formula="of:=[.L127]-50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28]+70" office:value-type="float" office:value="300" calcext:value-type="float">
            <text:p>300</text:p>
          </table:table-cell>
          <table:table-cell table:style-name="ce14" office:value-type="float" office:value="230" calcext:value-type="float">
            <text:p>230</text:p>
          </table:table-cell>
          <table:table-cell table:style-name="ce10" table:formula="of:=[.L128]-50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29]+70" office:value-type="float" office:value="320" calcext:value-type="float">
            <text:p>320</text:p>
          </table:table-cell>
          <table:table-cell table:style-name="ce14" office:value-type="float" office:value="250" calcext:value-type="float">
            <text:p>250</text:p>
          </table:table-cell>
          <table:table-cell table:style-name="ce7" table:formula="of:=[.L129]-5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0]+70" office:value-type="float" office:value="340" calcext:value-type="float">
            <text:p>340</text:p>
          </table:table-cell>
          <table:table-cell table:style-name="ce14" office:value-type="float" office:value="270" calcext:value-type="float">
            <text:p>270</text:p>
          </table:table-cell>
          <table:table-cell table:style-name="ce7" table:formula="of:=[.L130]-50" office:value-type="float" office:value="220" calcext:value-type="float">
            <text:p>22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31]+70" office:value-type="float" office:value="350" calcext:value-type="float">
            <text:p>350</text:p>
          </table:table-cell>
          <table:table-cell table:style-name="ce14" office:value-type="float" office:value="280" calcext:value-type="float">
            <text:p>280</text:p>
          </table:table-cell>
          <table:table-cell table:style-name="ce10" table:formula="of:=[.L131]-50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2]+70" office:value-type="float" office:value="370" calcext:value-type="float">
            <text:p>370</text:p>
          </table:table-cell>
          <table:table-cell table:style-name="ce14" office:value-type="float" office:value="300" calcext:value-type="float">
            <text:p>300</text:p>
          </table:table-cell>
          <table:table-cell table:style-name="ce8" table:formula="of:=[.L132]-50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33]+70" office:value-type="float" office:value="400" calcext:value-type="float">
            <text:p>400</text:p>
          </table:table-cell>
          <table:table-cell table:style-name="ce14" office:value-type="float" office:value="330" calcext:value-type="float">
            <text:p>330</text:p>
          </table:table-cell>
          <table:table-cell table:style-name="ce10" table:formula="of:=[.L133]-50" office:value-type="float" office:value="280" calcext:value-type="float">
            <text:p>28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4]+70" office:value-type="float" office:value="420" calcext:value-type="float">
            <text:p>420</text:p>
          </table:table-cell>
          <table:table-cell table:style-name="ce14" office:value-type="float" office:value="350" calcext:value-type="float">
            <text:p>350</text:p>
          </table:table-cell>
          <table:table-cell table:style-name="ce8" table:formula="of:=[.L134]-50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5]+70" office:value-type="float" office:value="440" calcext:value-type="float">
            <text:p>440</text:p>
          </table:table-cell>
          <table:table-cell table:style-name="ce14" office:value-type="float" office:value="370" calcext:value-type="float">
            <text:p>370</text:p>
          </table:table-cell>
          <table:table-cell table:style-name="ce7" table:formula="of:=[.L135]-50" office:value-type="float" office:value="320" calcext:value-type="float">
            <text:p>32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36]+70" office:value-type="float" office:value="450" calcext:value-type="float">
            <text:p>450</text:p>
          </table:table-cell>
          <table:table-cell table:style-name="ce9" office:value-type="float" office:value="380" calcext:value-type="float">
            <text:p>380</text:p>
          </table:table-cell>
          <table:table-cell table:style-name="ce7" table:formula="of:=[.L136]-50" office:value-type="float" office:value="330" calcext:value-type="float">
            <text:p>33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7]+70" office:value-type="float" office:value="470" calcext:value-type="float">
            <text:p>470</text:p>
          </table:table-cell>
          <table:table-cell table:style-name="ce14" office:value-type="float" office:value="400" calcext:value-type="float">
            <text:p>400</text:p>
          </table:table-cell>
          <table:table-cell table:style-name="ce8" table:formula="of:=[.L137]-50" office:value-type="float" office:value="350" calcext:value-type="float">
            <text:p>35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8]+70" office:value-type="float" office:value="480" calcext:value-type="float">
            <text:p>480</text:p>
          </table:table-cell>
          <table:table-cell table:style-name="ce14" office:value-type="float" office:value="410" calcext:value-type="float">
            <text:p>410</text:p>
          </table:table-cell>
          <table:table-cell table:style-name="ce7" table:formula="of:=[.L138]-50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39]+70" office:value-type="float" office:value="490" calcext:value-type="float">
            <text:p>490</text:p>
          </table:table-cell>
          <table:table-cell table:style-name="ce14" office:value-type="float" office:value="420" calcext:value-type="float">
            <text:p>420</text:p>
          </table:table-cell>
          <table:table-cell table:style-name="ce7" table:formula="of:=[.L139]-50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40]+70" office:value-type="float" office:value="500" calcext:value-type="float">
            <text:p>500</text:p>
          </table:table-cell>
          <table:table-cell table:style-name="ce14" office:value-type="float" office:value="430" calcext:value-type="float">
            <text:p>430</text:p>
          </table:table-cell>
          <table:table-cell table:style-name="ce10" table:formula="of:=[.L140]-50"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41]+70" office:value-type="float" office:value="520" calcext:value-type="float">
            <text:p>520</text:p>
          </table:table-cell>
          <table:table-cell table:style-name="ce14" office:value-type="float" office:value="450" calcext:value-type="float">
            <text:p>450</text:p>
          </table:table-cell>
          <table:table-cell table:style-name="ce7" table:formula="of:=[.L141]-50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42]+70" office:value-type="float" office:value="550" calcext:value-type="float">
            <text:p>550</text:p>
          </table:table-cell>
          <table:table-cell table:style-name="ce14" office:value-type="float" office:value="480" calcext:value-type="float">
            <text:p>480</text:p>
          </table:table-cell>
          <table:table-cell table:style-name="ce10" table:formula="of:=[.L142]-50" office:value-type="float" office:value="430" calcext:value-type="float">
            <text:p>43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7" table:formula="of:=[.L143]+70" office:value-type="float" office:value="570" calcext:value-type="float">
            <text:p>570</text:p>
          </table:table-cell>
          <table:table-cell table:style-name="ce14" office:value-type="float" office:value="500" calcext:value-type="float">
            <text:p>500</text:p>
          </table:table-cell>
          <table:table-cell table:style-name="ce7" table:formula="of:=[.L143]-50"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style-name="ce14" table:formula="of:=[.L144]+70" office:value-type="float" office:value="600" calcext:value-type="float">
            <text:p>600</text:p>
          </table:table-cell>
          <table:table-cell table:style-name="ce9" office:value-type="float" office:value="530" calcext:value-type="float">
            <text:p>530</text:p>
          </table:table-cell>
          <table:table-cell table:style-name="ce7" table:formula="of:=[.L144]-50" office:value-type="float" office:value="480" calcext:value-type="float">
            <text:p>48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45]+70" office:value-type="float" office:value="620" calcext:value-type="float">
            <text:p>620</text:p>
          </table:table-cell>
          <table:table-cell table:style-name="ce14" office:value-type="float" office:value="550" calcext:value-type="float">
            <text:p>550</text:p>
          </table:table-cell>
          <table:table-cell table:style-name="ce7" table:formula="of:=[.L145]-50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table:formula="of:=[.L146]+70" office:value-type="float" office:value="650" calcext:value-type="float">
            <text:p>650</text:p>
          </table:table-cell>
          <table:table-cell table:style-name="ce9" office:value-type="float" office:value="580" calcext:value-type="float">
            <text:p>580</text:p>
          </table:table-cell>
          <table:table-cell table:style-name="ce7" table:formula="of:=[.L146]-50"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47]+70" office:value-type="float" office:value="670" calcext:value-type="float">
            <text:p>670</text:p>
          </table:table-cell>
          <table:table-cell table:style-name="ce14" office:value-type="float" office:value="600" calcext:value-type="float">
            <text:p>600</text:p>
          </table:table-cell>
          <table:table-cell table:style-name="ce7" table:formula="of:=[.L147]-50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table:formula="of:=[.L148]+70" office:value-type="float" office:value="700" calcext:value-type="float">
            <text:p>700</text:p>
          </table:table-cell>
          <table:table-cell table:style-name="ce9" office:value-type="float" office:value="630" calcext:value-type="float">
            <text:p>630</text:p>
          </table:table-cell>
          <table:table-cell table:style-name="ce7" table:formula="of:=[.L148]-50" office:value-type="float" office:value="580" calcext:value-type="float">
            <text:p>58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49]+70" office:value-type="float" office:value="720" calcext:value-type="float">
            <text:p>720</text:p>
          </table:table-cell>
          <table:table-cell table:style-name="ce14" office:value-type="float" office:value="650" calcext:value-type="float">
            <text:p>650</text:p>
          </table:table-cell>
          <table:table-cell table:style-name="ce7" table:formula="of:=[.L149]-50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table:formula="of:=[.L150]+70" office:value-type="float" office:value="750" calcext:value-type="float">
            <text:p>750</text:p>
          </table:table-cell>
          <table:table-cell table:style-name="ce9" office:value-type="float" office:value="680" calcext:value-type="float">
            <text:p>680</text:p>
          </table:table-cell>
          <table:table-cell table:style-name="ce7" table:formula="of:=[.L150]-50" office:value-type="float" office:value="630" calcext:value-type="float">
            <text:p>63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51]+70" office:value-type="float" office:value="770" calcext:value-type="float">
            <text:p>770</text:p>
          </table:table-cell>
          <table:table-cell table:style-name="ce14" office:value-type="float" office:value="700" calcext:value-type="float">
            <text:p>700</text:p>
          </table:table-cell>
          <table:table-cell table:style-name="ce7" table:formula="of:=[.L151]-50" office:value-type="float" office:value="650" calcext:value-type="float">
            <text:p>65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 table:formula="of:=[.L152]+70" office:value-type="float" office:value="800" calcext:value-type="float">
            <text:p>800</text:p>
          </table:table-cell>
          <table:table-cell table:style-name="ce9" office:value-type="float" office:value="730" calcext:value-type="float">
            <text:p>730</text:p>
          </table:table-cell>
          <table:table-cell table:style-name="ce7" table:formula="of:=[.L152]-50" office:value-type="float" office:value="680" calcext:value-type="float">
            <text:p>68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53]+70" office:value-type="float" office:value="820" calcext:value-type="float">
            <text:p>820</text:p>
          </table:table-cell>
          <table:table-cell table:style-name="ce9" office:value-type="float" office:value="750" calcext:value-type="float">
            <text:p>750</text:p>
          </table:table-cell>
          <table:table-cell table:style-name="ce7" table:formula="of:=[.L153]-50" office:value-type="float" office:value="700" calcext:value-type="float">
            <text:p>70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" table:formula="of:=[.L154]+70" office:value-type="float" office:value="870" calcext:value-type="float">
            <text:p>870</text:p>
          </table:table-cell>
          <table:table-cell table:style-name="ce14" office:value-type="float" office:value="800" calcext:value-type="float">
            <text:p>800</text:p>
          </table:table-cell>
          <table:table-cell table:style-name="ce7" table:formula="of:=[.L154]-50" office:value-type="float" office:value="750" calcext:value-type="float">
            <text:p>750</text:p>
          </table:table-cell>
          <table:table-cell table:number-columns-repeated="101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1:58:15.255212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8:58:22.445802362</meta:creation-date>
    <dc:date>2021-03-20T05:29:02.283655956</dc:date>
    <meta:editing-duration>PT15H23M40S</meta:editing-duration>
    <meta:editing-cycles>22</meta:editing-cycles>
    <meta:generator>LibreOffice/6.1.5.2$Linux_X86_64 LibreOffice_project/10$Build-2</meta:generator>
    <meta:document-statistic meta:table-count="1" meta:cell-count="842" meta:object-count="0"/>
  </office:meta>
</office:document-meta>
</file>